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officeooo:rsid="001b59dd" officeooo:paragraph-rsid="001b59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##################################</text:p>
      <text:p text:style-name="P1">#</text:p>
      <text:p text:style-name="P1"># -- TEXTPATGEN GENERATED FILE --</text:p>
      <text:p text:style-name="P1">#</text:p>
      <text:p text:style-name="P1"># -- A generated text file created from:</text:p>
      <text:p text:style-name="P1"># -- tpl-decgen-001.c</text:p>
      <text:p text:style-name="P1">#</text:p>
      <text:p text:style-name="P1"># Start number: 0 ( 0x0 Hex, 00 Octal )</text:p>
      <text:p text:style-name="P1"># Finish number: 99 ( 0x63 Hex, 0143 Octal )</text:p>
      <text:p text:style-name="P1"># Numbers in a line: 10</text:p>
      <text:p text:style-name="P1">#</text:p>
      <text:p text:style-name="P1">####################################</text:p>
      <text:p text:style-name="P1">D-0000 D-0001 D-0002 D-0003 D-0004 D-0005 D-0006 D-0007 D-0008 D-0009</text:p>
      <text:p text:style-name="P1">D-0010 D-0011 D-0012 D-0013 D-0014 D-0015 D-0016 D-0017 D-0018 D-0019</text:p>
      <text:p text:style-name="P1">D-0020 D-0021 D-0022 D-0023 D-0024 D-0025 D-0026 D-0027 D-0028 D-0029</text:p>
      <text:p text:style-name="P1">D-0030 D-0031 D-0032 D-0033 D-0034 D-0035 D-0036 D-0037 D-0038 D-0039</text:p>
      <text:p text:style-name="P1">D-0040 D-0041 D-0042 D-0043 D-0044 D-0045 D-0046 D-0047 D-0048 D-0049</text:p>
      <text:p text:style-name="P1">D-0050 D-0051 D-0052 D-0053 D-0054 D-0055 D-0056 D-0057 D-0058 D-0059</text:p>
      <text:p text:style-name="P1">D-0060 D-0061 D-0062 D-0063 D-0064 D-0065 D-0066 D-0067 D-0068 D-0069</text:p>
      <text:p text:style-name="P1">D-0070 D-0071 D-0072 D-0073 D-0074 D-0075 D-0076 D-0077 D-0078 D-0079</text:p>
      <text:p text:style-name="P1">D-0080 D-0081 D-0082 D-0083 D-0084 D-0085 D-0086 D-0087 D-0088 D-0089</text:p>
      <text:p text:style-name="P1">D-0090 D-0091 D-0092 D-0093 D-0094 D-0095 D-0096 D-0097 D-0098 D-0099</text:p>
      <text:p text:style-name="P1"># -- End of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3" meta:word-count="154" meta:character-count="983" meta:non-whitespace-character-count="852"/>
    <meta:generator>LibreOffice/4.2.2.1$Linux_X86_64 LibreOffice_project/420m0$Build-1</meta:generator>
  </office:meta>
</office:document-meta>
</file>